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5d" officeooo:paragraph-rsid="001a9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ORA RESTASSE UM POUCO DE CARNE NO OSSO, O CACHORRO AINDA PASSA FO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27:42.069068922</meta:creation-date>
    <dc:date>2024-11-14T10:29:09.058331562</dc:date>
    <meta:editing-duration>PT1M30S</meta:editing-duration>
    <meta:editing-cycles>1</meta:editing-cycles>
    <meta:document-statistic meta:table-count="0" meta:image-count="0" meta:object-count="0" meta:page-count="1" meta:paragraph-count="1" meta:word-count="13" meta:character-count="70" meta:non-whitespace-character-count="58"/>
    <meta:generator>LibreOffice/24.8.2.1$Linux_X86_64 LibreOffice_project/41740883c77b073d14011387305cb18c71aed59b</meta:generator>
  </office:meta>
</office:document-meta>
</file>